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BD0000019A64DDC22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cm" svg:y="1.379cm" svg:width="19.001cm" svg:height="8.139cm" draw:z-index="0"><draw:image xlink:href="Pictures/10000000000003BD0000019A64DDC2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01T22:44:19</meta:creation-date>
    <meta:document-statistic meta:table-count="0" meta:image-count="1" meta:object-count="0" meta:page-count="1" meta:paragraph-count="0" meta:word-count="0" meta:character-count="0"/>
    <dc:date>2011-01-01T22:48:44</dc:date>
    <meta:editing-duration>PT00H04M28S</meta:editing-duration>
    <meta:editing-cycles>1</meta:editing-cycles>
    <meta:generator>OpenOffice.org/3.2$Unix OpenOffice.org_project/320m19$Build-9505</meta:generator>
  </office:meta>
</office:document-meta>
</file>